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rsid="001d7311" officeooo:paragraph-rsid="001d7311"/>
    </style:style>
    <style:style style:name="P2" style:family="paragraph" style:parent-style-name="Standard">
      <style:paragraph-properties fo:text-align="justify" style:justify-single-word="false"/>
      <style:text-properties fo:color="#996666" style:font-name="Times New Roman" fo:font-style="italic" officeooo:rsid="001d7311" officeooo:paragraph-rsid="001d7311" style:font-style-asian="italic" style:font-style-complex="italic"/>
    </style:style>
    <style:style style:name="P3" style:family="paragraph" style:parent-style-name="Standard">
      <style:text-properties style:use-window-font-color="true"/>
    </style:style>
    <style:style style:name="P4" style:family="paragraph" style:parent-style-name="Standard">
      <style:paragraph-properties fo:margin-top="0cm" fo:margin-bottom="0.4cm" loext:contextual-spacing="false" fo:line-height="0.6cm" fo:text-align="end" style:justify-single-word="false"/>
      <style:text-properties style:font-name="Times New Roman" officeooo:rsid="001d7311" officeooo:paragraph-rsid="001d7311"/>
    </style:style>
    <style:style style:name="P5" style:family="paragraph" style:parent-style-name="Standard">
      <style:paragraph-properties fo:margin-top="0cm" fo:margin-bottom="0.4cm" loext:contextual-spacing="false" fo:line-height="0.6cm" fo:text-align="justify" style:justify-single-word="false"/>
      <style:text-properties style:font-name="Times New Roman" officeooo:rsid="001d7311" officeooo:paragraph-rsid="001d7311"/>
    </style:style>
    <style:style style:name="P6" style:family="paragraph" style:parent-style-name="Standard">
      <style:paragraph-properties fo:text-align="center" style:justify-single-word="false"/>
      <style:text-properties fo:color="#996666" style:font-name="Times New Roman" fo:font-size="16pt" fo:font-weight="bold" officeooo:rsid="001b8e45" officeooo:paragraph-rsid="001b8e45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Times New Roman" fo:font-size="12pt" style:text-underline-style="solid" style:text-underline-width="auto" style:text-underline-color="font-color" fo:font-weight="bold" officeooo:rsid="001b8e45" officeooo:paragraph-rsid="001b8e45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Times New Roman" fo:font-size="12pt" officeooo:rsid="001b8e45" officeooo:paragraph-rsid="001b8e45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Jeanne-Marie Leprince de Beaumont</text:p>
      <text:p text:style-name="P7">La Belle et la Bête</text:p>
      <text:p text:style-name="P8">1757</text:p>
      <text:p text:style-name="P3"/>
      <text:p text:style-name="P2">Après que la bête lui a fait promettre de lui livrer une de ces filles ou de revenir lui-même trois mois plus tard pour mourir, le père de Belle rentre chez lui…</text:p>
      <text:p text:style-name="P1"/>
      <text:p text:style-name="P5">Ses enfants se rassemblèrent autour de lui ; mais, au lieu d’être sensible à leurs caresses, le marchand se mit à pleurer en les regardant. Il tenait à la main la branche de roses qu’il apportait à la Belle : il la lui donna, et lui dit :</text:p>
      <text:p text:style-name="P5">– La Belle, prenez ces roses, elles coûteront bien cher à votre malheureux père.</text:p>
      <text:p text:style-name="P5">Et tout de suite, il raconta à sa famille la funeste aventure qui lui était arrivée.</text:p>
      <text:p text:style-name="P5">À ce récit, ses deux aînées jetèrent de grands cris et dirent des injures à la Belle, qui ne pleurait point.</text:p>
      <text:p text:style-name="P5">– Voyez ce que produit l’orgueil de cette petite créature, disaient-elles. Que ne demandait-elle des ajustements comme nous ? mais non, mademoiselle voulait se distinguer. Elle va causer la mort de notre père et elle ne pleure pas.</text:p>
      <text:p text:style-name="P5">– Cela serait fort inutile, reprit la Belle. Pourquoi pleurerais-je la mort de mon père ? Il ne périra point. Puisque le monstre veut bien accepter une de ses filles, je veux me livrer à toute sa furie, et je me trouve fort heureuse, puisqu’en mourant, j’aurai la joie de sauver mon père et de lui prouver ma tendresse.</text:p>
      <text:p text:style-name="P5">– Non, ma sœur, lui dirent ses trois frères, vous ne mourrez pas ; nous irons trouver ce monstre et nous périrons sous ses coups si nous ne pouvons le tuer.</text:p>
      <text:p text:style-name="P4">(…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4.001cm" fo:margin-right="4.0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1:20:01.764982882</meta:creation-date>
    <dc:date>2016-07-06T22:11:14.422399436</dc:date>
    <meta:editing-duration>PT27M54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12" meta:word-count="266" meta:character-count="1436" meta:non-whitespace-character-count="1178"/>
  </office:meta>
</office:document-meta>
</file>